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A80000019031309EED8A29807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0.377cm" fo:min-width="16.50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99cm, 0.175cm, 1.298cm, 1.983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dash" draw:stroke-dash="Dash_20__28_Rounded_29_" svg:stroke-width="0.102cm" svg:stroke-color="#ffffff" draw:marker-start-width="0.356cm" draw:marker-end-width="0.356cm" svg:stroke-opacity="70%" svg:stroke-linecap="round" draw:fill="none" draw:textarea-horizontal-align="justify" draw:textarea-vertical-align="middle" draw:auto-grow-height="false" fo:min-height="1.885cm" fo:min-width="1.467cm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Dash_20__28_Rounded_29_" svg:stroke-width="0.102cm" svg:stroke-color="#ffffff" draw:marker-start-width="0.356cm" draw:marker-end-width="0.356cm" svg:stroke-opacity="70%" svg:stroke-linecap="round" draw:fill="none" draw:textarea-horizontal-align="justify" draw:textarea-vertical-align="middle" draw:auto-grow-height="false" fo:min-height="4.939cm" fo:min-width="4.573cm" fo:padding-top="0.176cm" fo:padding-bottom="0.176cm" fo:padding-left="0.301cm" fo:padding-right="0.301cm"/>
    </style:style>
    <style:style style:name="gr6" style:family="graphic" style:parent-style-name="objectwithoutfill">
      <style:graphic-properties draw:stroke="dash" draw:stroke-dash="Dot" svg:stroke-width="0.051cm" svg:stroke-color="#ffff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Dash_20__28_Rounded_29_" svg:stroke-width="0.076cm" svg:stroke-color="#4f9e00" draw:marker-start-width="0.305cm" draw:marker-end-width="0.305cm" svg:stroke-linecap="round" draw:fill="none" draw:textarea-horizontal-align="justify" draw:textarea-vertical-align="middle" draw:auto-grow-height="false" fo:min-height="0.43cm" fo:min-width="0.113cm" fo:padding-top="0.163cm" fo:padding-bottom="0.163cm" fo:padding-left="0.288cm" fo:padding-right="0.288cm"/>
    </style:style>
    <style:style style:name="gr8" style:family="graphic" style:parent-style-name="objectwithoutfill">
      <style:graphic-properties draw:stroke="dash" draw:stroke-dash="Dot" svg:stroke-width="0.051cm" svg:stroke-color="#4f9e00" draw:marker-start-width="0.279cm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color="#ffffff" loext:opacity="100%" loext:color-lum-mod="100%" loext:color-lum-off="0%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001cm" svg:height="10.627cm" svg:x="1.371cm" svg:y="2.48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09cm" svg:height="8.661cm" svg:x="4.913cm" svg:y="4.378cm">
          <draw:image xlink:href="Pictures/10000001000001A80000019031309EED8A298073.png" xlink:type="simple" xlink:show="embed" xlink:actuate="onLoad" draw:mime-type="image/png">
            <text:p/>
          </draw:image>
        </draw:frame>
        <draw:frame draw:style-name="gr3" draw:text-style-name="P3" draw:layer="layout" svg:width="3.952cm" svg:height="0.962cm" svg:x="1.892cm" svg:y="5.297cm">
          <draw:text-box>
            <text:p><text:span text:style-name="T1">Reference 1</text:span></text:p>
          </draw:text-box>
        </draw:frame>
        <draw:frame draw:style-name="gr3" draw:text-style-name="P3" draw:layer="layout" svg:width="3.952cm" svg:height="0.962cm" svg:x="13.69cm" svg:y="3.569cm">
          <draw:text-box>
            <text:p><text:span text:style-name="T1">Reference 2</text:span></text:p>
          </draw:text-box>
        </draw:frame>
        <draw:custom-shape draw:style-name="gr4" draw:text-style-name="P4" draw:layer="layout" svg:width="2.069cm" svg:height="2.237cm" svg:x="5.36cm" svg:y="7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175cm" svg:height="5.291cm" svg:x="7.669cm" svg:y="5.629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4.741cm" svg:y1="6.21cm" svg:x2="5.222cm" svg:y2="6.787cm">
          <text:p/>
        </draw:line>
        <draw:line draw:style-name="gr6" draw:text-style-name="P4" draw:layer="layout" svg:x1="13.054cm" svg:y1="5.36cm" svg:x2="13.704cm" svg:y2="4.687cm">
          <text:p/>
        </draw:line>
        <draw:custom-shape draw:style-name="gr7" draw:text-style-name="P4" draw:layer="layout" svg:width="1.011cm" svg:height="1.106cm" svg:x="10.144cm" svg:y="9.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98cm" svg:y1="10.272cm" svg:x2="11.758cm" svg:y2="11.343cm">
          <text:p/>
        </draw:line>
        <draw:frame draw:style-name="gr3" draw:text-style-name="P3" draw:layer="layout" svg:width="4.625cm" svg:height="0.962cm" svg:x="11.572cm" svg:y="11.059cm">
          <draw:text-box>
            <text:p><text:span text:style-name="T1">Best referenc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2:21:58.457253637</meta:creation-date>
    <dc:date>2023-11-03T12:52:15.303954222</dc:date>
    <meta:editing-duration>PT30M16S</meta:editing-duration>
    <meta:editing-cycles>3</meta:editing-cycles>
    <meta:generator>LibreOffice/7.5.6.2$Linux_X86_64 LibreOffice_project/50$Build-2</meta:generator>
    <meta:document-statistic meta:object-count="11"/>
  </office:meta>
</office:document-meta>
</file>